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Comic_20_sans_20_Ms">
      <style:text-properties fo:font-style="italic" officeooo:paragraph-rsid="000b0482" style:font-style-asian="italic" style:font-style-complex="italic"/>
    </style:style>
    <style:style style:name="P2" style:family="paragraph" style:parent-style-name="Comic_20_sans_20_Ms">
      <style:text-properties fo:font-style="italic" officeooo:rsid="000b0482" officeooo:paragraph-rsid="000b0482" style:font-style-asian="italic" style:font-style-complex="italic"/>
    </style:style>
    <style:style style:name="P3" style:family="paragraph" style:parent-style-name="Comic_20_sans_20_Ms">
      <style:text-properties fo:font-style="italic" officeooo:paragraph-rsid="000b0482"/>
    </style:style>
    <style:style style:name="P4" style:family="paragraph" style:parent-style-name="Comic_20_sans_20_Ms">
      <style:text-properties fo:font-style="italic" officeooo:rsid="000b0482" officeooo:paragraph-rsid="000b0482"/>
    </style:style>
    <style:style style:name="P5" style:family="paragraph" style:parent-style-name="Comic_20_sans_20_Ms">
      <style:text-properties fo:font-style="italic" fo:font-weight="normal" officeooo:rsid="000b0482" officeooo:paragraph-rsid="000b0482" style:font-style-asian="italic" style:font-weight-asian="normal" style:font-style-complex="italic" style:font-weight-complex="normal"/>
    </style:style>
    <style:style style:name="P6" style:family="paragraph" style:parent-style-name="Comic_20_sans_20_Ms">
      <style:text-properties officeooo:rsid="000b0482" officeooo:paragraph-rsid="000b0482"/>
    </style:style>
    <style:style style:name="P7" style:family="paragraph" style:parent-style-name="Text_20_body">
      <style:text-properties officeooo:rsid="000b0482" officeooo:paragraph-rsid="000b0482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21pt" fo:font-style="italic" officeooo:rsid="000b0482" officeooo:paragraph-rsid="000b0482" style:font-size-asian="21pt" style:font-style-asian="italic" style:font-size-complex="2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rial Black" fo:font-size="21pt" fo:font-style="italic" officeooo:rsid="000b0482" officeooo:paragraph-rsid="000b0482" style:font-size-asian="21pt" style:font-style-asian="italic" style:font-size-complex="21pt" style:font-style-complex="italic"/>
    </style:style>
    <style:style style:name="P10" style:family="paragraph" style:parent-style-name="Comic_20_sans_20_Ms">
      <style:text-properties fo:font-style="italic" officeooo:paragraph-rsid="000b0482" style:font-style-asian="italic" style:font-style-complex="italic"/>
    </style:style>
    <style:style style:name="P11" style:family="paragraph" style:parent-style-name="Comic_20_sans_20_Ms">
      <style:text-properties fo:font-style="italic" officeooo:rsid="000b0482" officeooo:paragraph-rsid="000b0482"/>
    </style:style>
    <style:style style:name="P12" style:family="paragraph" style:parent-style-name="Comic_20_sans_20_Ms">
      <style:text-properties fo:font-style="italic" fo:font-weight="normal" officeooo:rsid="000b0482" officeooo:paragraph-rsid="000b0482" style:font-style-asian="italic" style:font-weight-asian="normal" style:font-style-complex="italic" style:font-weight-complex="normal"/>
    </style:style>
    <style:style style:name="P13" style:family="paragraph" style:parent-style-name="Comic_20_sans_20_Ms">
      <style:text-properties fo:font-style="normal" officeooo:rsid="000b0482" officeooo:paragraph-rsid="000b0482" style:font-style-asian="normal" style:font-style-complex="normal"/>
    </style:style>
    <style:style style:name="P14" style:family="paragraph" style:parent-style-name="Comic_20_sans_20_Ms">
      <style:text-properties fo:font-style="normal" fo:font-weight="normal" officeooo:rsid="000b0482" officeooo:paragraph-rsid="000b0482" style:font-style-asian="normal" style:font-weight-asian="normal" style:font-style-complex="normal" style:font-weight-complex="normal"/>
    </style:style>
    <style:style style:name="P15" style:family="paragraph" style:parent-style-name="Heading_20_5">
      <style:text-properties officeooo:rsid="000b0482" officeooo:paragraph-rsid="000b0482"/>
    </style:style>
    <style:style style:name="P16" style:family="paragraph" style:parent-style-name="Heading_20_5">
      <style:text-properties officeooo:rsid="000b0482" officeooo:paragraph-rsid="000bc9d9"/>
    </style:style>
    <style:style style:name="P17" style:family="paragraph" style:parent-style-name="Text_20_body">
      <style:text-properties officeooo:rsid="000b0482" officeooo:paragraph-rsid="000b0482"/>
    </style:style>
    <style:style style:name="P18" style:family="paragraph" style:parent-style-name="Text_20_body">
      <style:text-properties officeooo:rsid="000b0482" officeooo:paragraph-rsid="000bc9d9"/>
    </style:style>
    <style:style style:name="T1" style:family="text">
      <style:text-properties officeooo:rsid="000b048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0482" style:font-style-asian="normal" style:font-style-complex="normal"/>
    </style:style>
    <style:style style:name="T4" style:family="text">
      <style:text-properties style:font-style-asian="italic" style:font-style-complex="italic"/>
    </style:style>
    <style:style style:name="T5" style:family="text">
      <style:text-properties officeooo:rsid="000b0482" style:font-style-asian="italic" style:font-style-complex="italic"/>
    </style:style>
    <style:style style:name="T6" style:family="text">
      <style:text-properties officeooo:rsid="000bc9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IP</text:p>
      <text:p text:style-name="P9">(TUTO FONCTIONNEL QUE SUR DEBIAN 11 ET VERSION ANTÉRIEUR)</text:p>
      <text:p text:style-name="P6">(Connectez vous au compte Root ou sinon rajouter sudo avant chaque commande)</text:p>
      <text:p text:style-name="Comic_20_sans_20_Ms">Étape 1 : <text:span text:style-name="T3">Télécharger Vmware Workstation pro 17.0.0 (et trouver une clef d’activation ou l’acheter), télécharger aussi l’iso de débian 11.</text:span></text:p>
      <text:p text:style-name="Comic_20_sans_20_Ms"/>
      <text:p text:style-name="P1"><text:span text:style-name="T1">Étape 2 : </text:span><text:span text:style-name="T3">Lancer l’iso de débian et deux option s’offre à vous soit installer sans interface graphique ou bien avec une interface celle que vous préférez.<text:line-break/></text:span><text:span text:style-name="T1"><text:line-break/>Étape 3 : </text:span><text:span text:style-name="T3">Après avoir finis de configurer la base, mettre à jour les paquets apt upgrade &amp;&amp; apt update.</text:span></text:p>
      <text:p text:style-name="P1"/>
      <text:p text:style-name="P2">Étape 4 : F<text:span text:style-name="T2">aire un nano /etc/apt/sources.list et <text:s/>remplacer les sources de base en sources non-libre (</text:span><text:a xlink:type="simple" xlink:href="https://debian-facile.org/doc:systeme:apt:sources.list:bullseye" text:style-name="Internet_20_link" text:visited-style-name="Visited_20_Internet_20_Link"><text:span text:style-name="T2">lien</text:span></text:a><text:span text:style-name="T2">). Sauvegarder et quitter.</text:span></text:p>
      <text:p text:style-name="P2"/>
      <text:p text:style-name="P3"><text:span text:style-name="T5">Étape 5 : </text:span><text:span text:style-name="T3">Installer le paquet astérisk : apt install asterisk asterisk-dahdi</text:span></text:p>
      <text:p text:style-name="P13">(ensuite arrêter le service pour pouvoir configurer le serveur VoIP) :</text:p>
      <text:p text:style-name="P13"><text:s/>systemctl stop --now asterisk</text:p>
      <text:p text:style-name="P4"/>
      <text:p text:style-name="P4"><text:span text:style-name="T4">Étape 6</text:span><text:span text:style-name="T2"> : Modifier des fichers d’asterisk pour pouvoir créer les users :</text:span></text:p>
      <text:p text:style-name="P13">nano /etc/asterisk/sip.conf</text:p>
      <text:p text:style-name="P13">Aller à la ligne [general] et modifier context=public en context=default</text:p>
      <text:p text:style-name="P13">et juste en dessous rajouter ceci pour la création d’user :</text:p>
      <text:p text:style-name="P4"/>
      <text:h text:style-name="P15" text:outline-level="5">[<text:span text:style-name="T6">1001</text:span>] <text:s text:c="69"/></text:h>
      <text:p text:style-name="P7">type=friend</text:p>
      <text:p text:style-name="P7">context=from-internal</text:p>
      <text:p text:style-name="P7">host=dynamic</text:p>
      <text:p text:style-name="P7">secret=mot de passe que vous voulez</text:p>
      <text:p text:style-name="P7">disallow=all</text:p>
      <text:p text:style-name="P7">allow=ulaw</text:p>
      <text:h text:style-name="P16" text:outline-level="5">[<text:span text:style-name="T6">1002</text:span>]</text:h>
      <text:p text:style-name="P18">type=friend</text:p>
      <text:p text:style-name="P18">context=from-internal</text:p>
      <text:p text:style-name="P18">host=dynamic</text:p>
      <text:p text:style-name="P18">secret=mot de passe que vous voulez</text:p>
      <text:p text:style-name="P18">disallow=all</text:p>
      <text:p text:style-name="P18">allow=ulaw</text:p>
      <text:p text:style-name="P13"><text:soft-page-break/>Pour finir sauvegarder et quitter.</text:p>
      <text:p text:style-name="P5"/>
      <text:p text:style-name="P5">Étape 7 <text:span text:style-name="T2">: Modifier l’extensions.conf du fichier asterisk :</text:span></text:p>
      <text:p text:style-name="P14">nano /etc/asterisk/extensions.conf</text:p>
      <text:p text:style-name="P5"/>
      <text:p text:style-name="P14">Se déplacer tout en bas du fichier et rajouter comme texte :</text:p>
      <text:p text:style-name="P5"/>
      <text:p text:style-name="P14">[from-internal]</text:p>
      <text:p text:style-name="P5"/>
      <text:p text:style-name="P14">exten=&gt;<text:span text:style-name="T6">1001</text:span>,1,Dial(SIP/<text:span text:style-name="T6">1001</text:span>,20)</text:p>
      <text:p text:style-name="P14">exten=&gt;<text:span text:style-name="T6">1002</text:span>,1,Dial(SIP/<text:span text:style-name="T6">1002</text:span>,20)</text:p>
      <text:p text:style-name="P5"/>
      <text:p text:style-name="P14">exten = 1000,1,Answer()</text:p>
      <text:p text:style-name="P14">same = n,Wait(1)</text:p>
      <text:p text:style-name="P14">same = n,Playback(hello-world)</text:p>
      <text:p text:style-name="P14">same = n,Hangup()</text:p>
      <text:p text:style-name="P5"/>
      <text:p text:style-name="P14">Pour finir sauvegarder et quitter.</text:p>
      <text:p text:style-name="P5"/>
      <text:p text:style-name="P5">Étape 8<text:span text:style-name="T2"> : Redémarrer le service asterisk :</text:span></text:p>
      <text:p text:style-name="P14">systemctl restart asterisk</text:p>
      <text:p text:style-name="P5"/>
      <text:p text:style-name="P14">Ensuite, quitter votre vm, la passer en Bridge et la relancer.</text:p>
      <text:p text:style-name="P5"/>
      <text:p text:style-name="P5">Étape 9 <text:span text:style-name="T2">: Télécharger Linphone sur Windows ou bien IOS ou Android, faut se connecter en SIP, pour cela, juste avant retourner sur votre VM et faite : ip a </text:span></text:p>
      <text:p text:style-name="P14">Ensuite copier l’ip IPV4 sur votre appli Linphone.</text:p>
      <text:p text:style-name="P5"/>
      <text:p text:style-name="P14">Maintenant faite le test pour pouvoir communiquer entre les 2 users que vous venez de créer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ic_20_sans_20_Ms" style:display-name="Comic sans Ms" style:family="paragraph" style:parent-style-name="Standard">
      <style:paragraph-properties fo:text-align="start" style:justify-single-word="false"/>
      <style:text-properties style:font-name="Bahnschrift" fo:font-family="Bahnschrift" style:font-family-generic="swiss" style:font-pitch="variable" fo:font-size="12pt" fo:font-style="italic" fo:font-weight="normal" officeooo:rsid="000b0482" style:font-size-asian="10.5pt" style:font-style-asian="italic" style:font-weight-asian="normal" style:font-size-complex="12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11:54:52.857000000</meta:creation-date>
    <dc:date>2023-06-22T15:37:07.703000000</dc:date>
    <meta:editing-duration>PT1H39M6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45" meta:word-count="322" meta:character-count="2166" meta:non-whitespace-character-count="1816"/>
  </office:meta>
</office:document-meta>
</file>